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557cm"/>
    </style:style>
    <style:style style:name="co4" style:family="table-column">
      <style:table-column-properties fo:break-before="auto" style:column-width="0.531cm"/>
    </style:style>
    <style:style style:name="co5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2.604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4.373cm"/>
    </style:style>
    <style:style style:name="co9" style:family="table-column">
      <style:table-column-properties fo:break-before="auto" style:column-width="12.9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NewRomanPS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8" table:default-cell-style-name="ce5"/>
        <table:table-column table:style-name="co9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HEX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Y</text:p>
          </table:table-cell>
          <table:table-cell office:value-type="string" calcext:value-type="string">
            <text:p>Synchronisationsbit</text:p>
          </table:table-cell>
          <table:table-cell table:style-name="ce3" office:value-type="string" calcext:value-type="string">
            <text:p>Sendefolgenummer wird zurückgesetzt</text:p>
          </table:table-cell>
          <table:table-cell table:style-name="ce2" table:number-columns-repeated="101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</text:p>
          </table:table-cell>
          <table:table-cell office:value-type="string" calcext:value-type="string">
            <text:p>Empfangsfolgenummer</text:p>
          </table:table-cell>
          <table:table-cell table:style-name="ce3" office:value-type="string" calcext:value-type="string">
            <text:p>die Empfangsfolgenummer entspricht <text:span text:style-name="T1">der Sendefolgenummer der erhaltenen </text:span><text:span text:style-name="T2">Nachricht</text:span>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send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I-Nachrich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tztes Paket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recv.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-Nachrich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senderadresse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send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CK-Nachric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ndefolgenum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nd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-Nachric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cv.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CK-Nachric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cv.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CK-Nachric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cv.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CK-Nachric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cv.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CK-Nachricht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2:14:37.777000000</meta:creation-date>
    <dc:date>2015-05-02T10:40:31.855000000</dc:date>
    <meta:editing-duration>PT22H21M53S</meta:editing-duration>
    <meta:editing-cycles>16</meta:editing-cycles>
    <meta:generator>LibreOffice/4.2.3.3$Windows_x86 LibreOffice_project/882f8a0a489bc99a9e60c7905a60226254cb6ff0</meta:generator>
    <meta:document-statistic meta:table-count="1" meta:cell-count="117" meta:object-count="0"/>
  </office:meta>
</office:document-meta>
</file>